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officeooo:rsid="001c6649" officeooo:paragraph-rsid="001c6649"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c6649" officeooo:paragraph-rsid="001c6649"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24181d" officeooo:paragraph-rsid="0024181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4pt" fo:font-weight="normal" officeooo:rsid="001c6649" officeooo:paragraph-rsid="001c6649" style:font-size-asian="12.25pt" style:font-weight-asian="normal" style:font-size-complex="14pt" style:font-weight-complex="normal"/>
    </style:style>
    <style:style style:name="P5" style:family="paragraph" style:parent-style-name="Standard">
      <style:paragraph-properties fo:margin-left="8.754cm" fo:margin-right="0cm" fo:text-align="start" style:justify-single-word="false" fo:text-indent="0cm" style:auto-text-indent="false"/>
      <style:text-properties fo:font-size="16pt" fo:font-weight="bold" officeooo:rsid="001c6649" officeooo:paragraph-rsid="001c6649" style:font-size-asian="16pt" style:font-weight-asian="bold" style:font-size-complex="16pt"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size="14pt" fo:font-weight="bold" officeooo:rsid="001c6649" officeooo:paragraph-rsid="001c6649" style:font-size-asian="12.25pt" style:font-weight-asian="bold" style:font-size-complex="14pt" style:font-weight-complex="bold"/>
    </style:style>
    <style:style style:name="P7" style:family="paragraph" style:parent-style-name="Standard">
      <style:paragraph-properties fo:margin-left="0cm" fo:margin-right="0cm" fo:text-align="end" style:justify-single-word="false" fo:text-indent="0cm" style:auto-text-indent="false"/>
      <style:text-properties fo:font-size="16pt" fo:font-weight="bold" officeooo:rsid="00272fcb" officeooo:paragraph-rsid="00272fcb" style:font-size-asian="16pt" style:font-weight-asian="bold" style:font-size-complex="16pt" style:font-weight-complex="bold"/>
    </style:style>
    <style:style style:name="P8" style:family="paragraph" style:parent-style-name="Standard">
      <style:paragraph-properties fo:margin-left="0cm" fo:margin-right="0cm" fo:text-align="end" style:justify-single-word="false" fo:text-indent="0cm" style:auto-text-indent="false"/>
      <style:text-properties fo:font-size="13pt" fo:font-weight="normal" officeooo:rsid="00272fcb" officeooo:paragraph-rsid="00282410" style:font-size-asian="13pt" style:font-weight-asian="normal" style:font-size-complex="13pt" style:font-weight-complex="normal"/>
    </style:style>
    <style:style style:name="P9" style:family="paragraph" style:parent-style-name="Standard">
      <style:paragraph-properties fo:margin-left="0cm" fo:margin-right="0cm" fo:text-align="end" style:justify-single-word="false" fo:text-indent="0cm" style:auto-text-indent="false"/>
      <style:text-properties fo:font-size="13pt" fo:font-weight="normal" officeooo:rsid="00272fcb" officeooo:paragraph-rsid="00272fcb" style:font-size-asian="13pt" style:font-weight-asian="normal" style:font-size-complex="13pt" style:font-weight-complex="normal"/>
    </style:style>
    <style:style style:name="T1" style:family="text">
      <style:text-properties officeooo:rsid="001e4c30"/>
    </style:style>
    <style:style style:name="T2" style:family="text">
      <style:text-properties officeooo:rsid="00200fa0"/>
    </style:style>
    <style:style style:name="T3" style:family="text">
      <style:text-properties officeooo:rsid="002824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al Time Suspect Tracking</text:p>
      <text:p text:style-name="P1"/>
      <text:p text:style-name="P3">Abstract : </text:p>
      <text:p text:style-name="P1"/>
      <text:p text:style-name="P4"><text:tab/>Since the beginning of digital age, computers and internet have changed the way the world functions. Computers have become heart of ever<text:span text:style-name="T2">y</text:span>thing that is of use to humankind. One of the area where computers are necessary is <text:span text:style-name="T1">in</text:span> security, <text:span text:style-name="T1">where safety </text:span>of the citizens <text:span text:style-name="T1">is of at most important. Without computers and internet identifying and tracking suspects has become very difficult and time consuming for the police department. In the present scenario if the police wants to gather the CCTV footage they have to manually go to the camera and collect the data by themselves and give this data to the respective department for further processing. Now the internet and communication technologies have become cost effective and easily deployable. These technologies can be used to improve the existing security systems or to develop new security systems in less time at very less cost. In this project the live feed will be collected by using raspberry pi and its associated sensor modules which will then be fed to the datacenter or stand-alone database. The data will be taken by object identification module as soon as it gets collected in the database, which will analyse the given image and identify the faces of humans and give the result to face recognition module. The face recognition module compares the suspect’s image with <text:s/>the results of the object identification module and if the suspect is present then it will mark the suspect’s face in the image. <text:s/></text:span></text:p>
      <text:p text:style-name="P5"/>
      <text:p text:style-name="P7">By</text:p>
      <text:p text:style-name="P8">CS18M100<text:span text:style-name="T3">1</text:span></text:p>
      <text:p text:style-name="P8">CS18M1002</text:p>
      <text:p text:style-name="P9">CS18M1008</text:p>
      <text:p text:style-name="P9">CS18M1009</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0:42:05.654735049</meta:creation-date>
    <dc:date>2018-09-28T20:43:40.288075723</dc:date>
    <meta:editing-duration>PT33M48S</meta:editing-duration>
    <meta:editing-cycles>12</meta:editing-cycles>
    <meta:generator>LibreOffice/6.0.6.2$Linux_X86_64 LibreOffice_project/00m0$Build-2</meta:generator>
    <meta:document-statistic meta:table-count="0" meta:image-count="0" meta:object-count="0" meta:page-count="1" meta:paragraph-count="8" meta:word-count="253" meta:character-count="1535" meta:non-whitespace-character-count="1285"/>
  </office:meta>
</office:document-meta>
</file>